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28.96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16.58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6.09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20.53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1.54mm"/>
    </style:style>
    <style:style style:name="co20" style:family="table-column">
      <style:table-column-properties fo:break-before="auto" style:column-width="17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9.72mm" fo:break-before="auto" style:use-optimal-row-height="true"/>
    </style:style>
    <style:style style:name="ro4" style:family="table-row">
      <style:table-row-properties style:row-height="1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ce5"/>
        <table:table-column table:style-name="co13" table:default-cell-style-name="ce3"/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14"/>
          <table:table-cell table:number-columns-repeated="3"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 calcext:value-type="string">
            <text:p>Debug Mode</text:p>
          </table:table-cell>
          <table:table-cell table:style-name="ce4" table:number-columns-repeated="23"/>
          <table:table-cell table:style-name="ce6"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Khamma is happy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" calcext:value-type="float">
            <text:p>10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style-name="ce5" table:number-columns-repeated="3"/>
          <table:table-cell table:number-columns-repeated="2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Noscorr is happy.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82" calcext:value-type="float">
            <text:p>82</text:p>
          </table:table-cell>
          <table:table-cell office:value-type="float" office:value="7973" calcext:value-type="float">
            <text:p>7973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style-name="ce5" table:number-columns-repeated="3"/>
          <table:table-cell table:number-columns-repeated="2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Cyp is happy.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4" calcext:value-type="float">
            <text:p>74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style-name="ce5" table:number-columns-repeated="3"/>
          <table:table-cell table:number-columns-repeated="2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Merrhi is happy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2" calcext:value-type="float">
            <text:p>72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Tue Oct 09 2018 16:13:55 GMT+0200</text:p>
          </table:table-cell>
          <table:table-cell office:value-type="float" office:value="1539094435180" calcext:value-type="float">
            <text:p>1539094435180</text:p>
          </table:table-cell>
          <table:table-cell table:style-name="ce5" table:number-columns-repeated="3"/>
          <table:table-cell table:number-columns-repeated="2"/>
          <table:table-cell office:value-type="float" office:value="1539094472153" calcext:value-type="float">
            <text:p>1539094472153</text:p>
          </table:table-cell>
          <table:table-cell office:value-type="string" calcext:value-type="string">
            <text:p>0.6162166666666666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 table:style-name="ce6"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Merrhi is happy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26" calcext:value-type="float">
            <text:p>26</text:p>
          </table:table-cell>
          <table:table-cell office:value-type="float" office:value="136985" calcext:value-type="float">
            <text:p>136985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Cyp is happy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3" calcext:value-type="float">
            <text:p>3</text:p>
          </table:table-cell>
          <table:table-cell office:value-type="float" office:value="67423" calcext:value-type="float">
            <text:p>67423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Noscorr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94" calcext:value-type="float">
            <text:p>94</text:p>
          </table:table-cell>
          <table:table-cell office:value-type="float" office:value="281763" calcext:value-type="float">
            <text:p>281763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Khamma is happy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8" calcext:value-type="float">
            <text:p>18</text:p>
          </table:table-cell>
          <table:table-cell office:value-type="float" office:value="140560" calcext:value-type="float">
            <text:p>140560</text:p>
          </table:table-cell>
          <table:table-cell office:value-type="string" calcext:value-type="string">
            <text:p>Wed Oct 17 2018 16:15:18 GMT+0200</text:p>
          </table:table-cell>
          <table:table-cell office:value-type="float" office:value="1539785718297" calcext:value-type="float">
            <text:p>15397857182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raduated_college</text:p>
          </table:table-cell>
          <table:table-cell table:number-columns-repeated="2"/>
          <table:table-cell office:value-type="float" office:value="1539786410339" calcext:value-type="float">
            <text:p>1539786410339</text:p>
          </table:table-cell>
          <table:table-cell office:value-type="string" calcext:value-type="string">
            <text:p>11.534033333333333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rial_type</text:p>
          </table:table-cell>
          <table:table-cell table:style-name="ce2" office:value-type="string" calcext:value-type="string">
            <text:p>trial_number</text:p>
          </table:table-cell>
          <table:table-cell table:style-name="ce2" office:value-type="string" calcext:value-type="string">
            <text:p>option1</text:p>
          </table:table-cell>
          <table:table-cell table:style-name="ce2" office:value-type="string" calcext:value-type="string">
            <text:p>option2</text:p>
          </table:table-cell>
          <table:table-cell table:style-name="ce2" office:value-type="string" calcext:value-type="string">
            <text:p>conditionSet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ating_slider</text:p>
          </table:table-cell>
          <table:table-cell table:style-name="ce2" office:value-type="string" calcext:value-type="string">
            <text:p>perceivedLife</text:p>
          </table:table-cell>
          <table:table-cell table:style-name="ce2" office:value-type="string" calcext:value-type="string">
            <text:p>rating_slider_perceived</text:p>
          </table:table-cell>
          <table:table-cell table:style-name="ce2" office:value-type="string" calcext:value-type="string">
            <text:p>actualLife</text:p>
          </table:table-cell>
          <table:table-cell table:style-name="ce2" office:value-type="string" calcext:value-type="string">
            <text:p>rating_slider_actual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startDate</text:p>
          </table:table-cell>
          <table:table-cell table:style-name="ce2" office:value-type="string" calcext:value-type="string">
            <text:p>startTi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timeSpent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experiment_i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Bad</text:p>
          </table:table-cell>
          <table:table-cell office:value-type="string" calcext:value-type="string">
            <text:p>Noscorr is happy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30" calcext:value-type="float">
            <text:p>30</text:p>
          </table:table-cell>
          <table:table-cell office:value-type="float" office:value="53764" calcext:value-type="float">
            <text:p>53764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style-name="ce5" table:number-columns-repeated="3"/>
          <table:table-cell table:number-columns-repeated="2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angel,angelGood</text:p>
          </table:table-cell>
          <table:table-cell office:value-type="string" calcext:value-type="string">
            <text:p>Merrhi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00" calcext:value-type="float">
            <text:p>100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style-name="ce5" table:number-columns-repeated="3"/>
          <table:table-cell table:number-columns-repeated="2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Good</text:p>
          </table:table-cell>
          <table:table-cell office:value-type="string" calcext:value-type="string">
            <text:p>Khamma is happy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76" calcext:value-type="float">
            <text:p>76</text:p>
          </table:table-cell>
          <table:table-cell office:value-type="float" office:value="58597" calcext:value-type="float">
            <text:p>58597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style-name="ce5" table:number-columns-repeated="3"/>
          <table:table-cell table:number-columns-repeated="2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ainSliderRa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ly Disagree</text:p>
          </table:table-cell>
          <table:table-cell office:value-type="string" calcext:value-type="string">
            <text:p>Completely Agree</text:p>
          </table:table-cell>
          <table:table-cell office:value-type="string" calcext:value-type="string">
            <text:p>devil,devilBad</text:p>
          </table:table-cell>
          <table:table-cell office:value-type="string" calcext:value-type="string">
            <text:p>Cyp is happy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oking at the perceived life: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oking at the actual life: </text:p>
          </table:table-cell>
          <table:table-cell office:value-type="float" office:value="11" calcext:value-type="float">
            <text:p>11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Thu Oct 18 2018 15:42:30 GMT+0200</text:p>
          </table:table-cell>
          <table:table-cell office:value-type="float" office:value="1539870150582" calcext:value-type="float">
            <text:p>1539870150582</text:p>
          </table:table-cell>
          <table:table-cell table:style-name="ce5" table:number-columns-repeated="3"/>
          <table:table-cell table:number-columns-repeated="2"/>
          <table:table-cell office:value-type="float" office:value="1539870331609" calcext:value-type="float">
            <text:p>1539870331609</text:p>
          </table:table-cell>
          <table:table-cell office:value-type="string" calcext:value-type="string">
            <text:p>3.0171166666666664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fin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.00.0000</text:date>, <text:time style:data-style-name="N2" text:time-value="15:46:12.4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15:22.454000000</meta:creation-date>
    <dc:date>2018-10-18T15:51:11.621000000</dc:date>
    <meta:editing-duration>PT22H47M10S</meta:editing-duration>
    <meta:editing-cycles>3</meta:editing-cycles>
    <meta:generator>LibreOffice/6.1.0.3$Windows_X86_64 LibreOffice_project/efb621ed25068d70781dc026f7e9c5187a4decd1</meta:generator>
    <meta:document-statistic meta:table-count="1" meta:cell-count="313" meta:object-count="0"/>
  </office:meta>
</office:document-meta>
</file>